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4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6.5pt"/>
    </style:style>
    <style:style style:name="co4" style:family="table-column">
      <style:table-column-properties fo:break-before="auto" style:column-width="225.01pt"/>
    </style:style>
    <style:style style:name="co5" style:family="table-column">
      <style:table-column-properties fo:break-before="auto" style:column-width="417.09pt"/>
    </style:style>
    <style:style style:name="co6" style:family="table-column">
      <style:table-column-properties fo:break-before="auto" style:column-width="576.11pt"/>
    </style:style>
    <style:style style:name="co7" style:family="table-column">
      <style:table-column-properties fo:break-before="auto" style:column-width="549.1pt"/>
    </style:style>
    <style:style style:name="co8" style:family="table-column">
      <style:table-column-properties fo:break-before="auto" style:column-width="841.66pt"/>
    </style:style>
    <style:style style:name="co9" style:family="table-column">
      <style:table-column-properties fo:break-before="auto" style:column-width="776.81pt"/>
    </style:style>
    <style:style style:name="co10" style:family="table-column">
      <style:table-column-properties fo:break-before="auto" style:column-width="468.79pt"/>
    </style:style>
    <style:style style:name="co11" style:family="table-column">
      <style:table-column-properties fo:break-before="auto" style:column-width="458.76pt"/>
    </style:style>
    <style:style style:name="co12" style:family="table-column">
      <style:table-column-properties fo:break-before="auto" style:column-width="398.55pt"/>
    </style:style>
    <style:style style:name="co13" style:family="table-column">
      <style:table-column-properties fo:break-before="auto" style:column-width="347.61pt"/>
    </style:style>
    <style:style style:name="co14" style:family="table-column">
      <style:table-column-properties fo:break-before="auto" style:column-width="497.34pt"/>
    </style:style>
    <style:style style:name="co15" style:family="table-column">
      <style:table-column-properties fo:break-before="auto" style:column-width="566.05pt"/>
    </style:style>
    <style:style style:name="co16" style:family="table-column">
      <style:table-column-properties fo:break-before="auto" style:column-width="840.9pt"/>
    </style:style>
    <style:style style:name="co17" style:family="table-column">
      <style:table-column-properties fo:break-before="auto" style:column-width="253.39pt"/>
    </style:style>
    <style:style style:name="co18" style:family="table-column">
      <style:table-column-properties fo:break-before="auto" style:column-width="711.95pt"/>
    </style:style>
    <style:style style:name="co19" style:family="table-column">
      <style:table-column-properties fo:break-before="auto" style:column-width="556.81pt"/>
    </style:style>
    <style:style style:name="co20" style:family="table-column">
      <style:table-column-properties fo:break-before="auto" style:column-width="442.15pt"/>
    </style:style>
    <style:style style:name="co21" style:family="table-column">
      <style:table-column-properties fo:break-before="auto" style:column-width="497.31pt"/>
    </style:style>
    <style:style style:name="co22" style:family="table-column">
      <style:table-column-properties fo:break-before="auto" style:column-width="384.66pt"/>
    </style:style>
    <style:style style:name="co23" style:family="table-column">
      <style:table-column-properties fo:break-before="auto" style:column-width="471.09pt"/>
    </style:style>
    <style:style style:name="co24" style:family="table-column">
      <style:table-column-properties fo:break-before="auto" style:column-width="874.09pt"/>
    </style:style>
    <style:style style:name="co25" style:family="table-column">
      <style:table-column-properties fo:break-before="auto" style:column-width="392.4pt"/>
    </style:style>
    <style:style style:name="co26" style:family="table-column">
      <style:table-column-properties fo:break-before="auto" style:column-width="448.75pt"/>
    </style:style>
    <style:style style:name="co27" style:family="table-column">
      <style:table-column-properties fo:break-before="auto" style:column-width="180.85pt"/>
    </style:style>
    <style:style style:name="co28" style:family="table-column">
      <style:table-column-properties fo:break-before="auto" style:column-width="797.81pt"/>
    </style:style>
    <style:style style:name="co29" style:family="table-column">
      <style:table-column-properties fo:break-before="auto" style:column-width="184.71pt"/>
    </style:style>
    <style:style style:name="co30" style:family="table-column">
      <style:table-column-properties fo:break-before="auto" style:column-width="881.04pt"/>
    </style:style>
    <style:style style:name="co31" style:family="table-column">
      <style:table-column-properties fo:break-before="auto" style:column-width="309.2pt"/>
    </style:style>
    <style:style style:name="co32" style:family="table-column">
      <style:table-column-properties fo:break-before="auto" style:column-width="152.25pt"/>
    </style:style>
    <style:style style:name="co33" style:family="table-column">
      <style:table-column-properties fo:break-before="auto" style:column-width="158.46pt"/>
    </style:style>
    <style:style style:name="co34" style:family="table-column">
      <style:table-column-properties fo:break-before="auto" style:column-width="96.6pt"/>
    </style:style>
    <style:style style:name="co35" style:family="table-column">
      <style:table-column-properties fo:break-before="auto" style:column-width="71.86pt"/>
    </style:style>
    <style:style style:name="co36" style:family="table-column">
      <style:table-column-properties fo:break-before="auto" style:column-width="114.41pt"/>
    </style:style>
    <style:style style:name="co37" style:family="table-column">
      <style:table-column-properties fo:break-before="auto" style:column-width="82.15pt"/>
    </style:style>
    <style:style style:name="co38" style:family="table-column">
      <style:table-column-properties fo:break-before="auto" style:column-width="228.25pt"/>
    </style:style>
    <style:style style:name="co39" style:family="table-column">
      <style:table-column-properties fo:break-before="auto" style:column-width="239.1pt"/>
    </style:style>
    <style:style style:name="co40" style:family="table-column">
      <style:table-column-properties fo:break-before="auto" style:column-width="156.36pt"/>
    </style:style>
    <style:style style:name="co41" style:family="table-column">
      <style:table-column-properties fo:break-before="auto" style:column-width="126.99pt"/>
    </style:style>
    <style:style style:name="co42" style:family="table-column">
      <style:table-column-properties fo:break-before="auto" style:column-width="226.69pt"/>
    </style:style>
    <style:style style:name="co43" style:family="table-column">
      <style:table-column-properties fo:break-before="auto" style:column-width="85.24pt"/>
    </style:style>
    <style:style style:name="co44" style:family="table-column">
      <style:table-column-properties fo:break-before="auto" style:column-width="139.35pt"/>
    </style:style>
    <style:style style:name="co45" style:family="table-column">
      <style:table-column-properties fo:break-before="auto" style:column-width="387.5pt"/>
    </style:style>
    <style:style style:name="co46" style:family="table-column">
      <style:table-column-properties fo:break-before="auto" style:column-width="311.75pt"/>
    </style:style>
    <style:style style:name="co47" style:family="table-column">
      <style:table-column-properties fo:break-before="auto" style:column-width="285.51pt"/>
    </style:style>
    <style:style style:name="co48" style:family="table-column">
      <style:table-column-properties fo:break-before="auto" style:column-width="44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ro7" style:family="table-row">
      <style:table-row-properties style:row-height="69pt" fo:break-before="auto" style:use-optimal-row-height="true"/>
    </style:style>
    <style:style style:name="ro8" style:family="table-row">
      <style:table-row-properties style:row-height="46.49pt" fo:break-before="auto" style:use-optimal-row-height="true"/>
    </style:style>
    <style:style style:name="ro9" style:family="table-row">
      <style:table-row-properties style:row-height="57.74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ЧТО_20_я_20_вижу_20_по_20_этому_20_поводу_20_в_20_своей_20_фазе">
      <style:table-properties table:display="true" style:writing-mode="lr-tb"/>
    </style:style>
    <style:style style:name="ta4" style:family="table" style:master-page-name="Что_20_я_20_колдую">
      <style:table-properties table:display="true" style:writing-mode="lr-tb"/>
    </style:style>
    <style:style style:name="ta5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6" style:family="table" style:master-page-name="Выскажись_20_видению_20_как_20_тёлке">
      <style:table-properties table:display="true" style:writing-mode="lr-tb"/>
    </style:style>
    <style:style style:name="ta7" style:family="table" style:master-page-name="Волк-Маугли_20_среди_20_волков">
      <style:table-properties table:display="true" style:writing-mode="lr-tb"/>
    </style:style>
    <style:style style:name="ta8" style:family="table" style:master-page-name="What_20_REALLY_20_happened">
      <style:table-properties table:display="true" style:writing-mode="lr-tb"/>
    </style:style>
    <style:style style:name="ta9" style:family="table" style:master-page-name="Является_20_ли_20_эта_20_вещь_20_шкалой">
      <style:table-properties table:display="true" style:writing-mode="lr-tb"/>
    </style:style>
    <style:style style:name="ta10" style:family="table" style:master-page-name="Сборка_20_пункта">
      <style:table-properties table:display="true" style:writing-mode="lr-tb"/>
    </style:style>
    <style:style style:name="ta11" style:family="table" style:master-page-name="Чем_20_пункт_20_решает_20_повторяющиеся_20_проблемы">
      <style:table-properties table:display="true" style:writing-mode="lr-tb"/>
    </style:style>
    <style:style style:name="ta12" style:family="table" style:master-page-name="Почему_20_пункт_20_решает_20_повторяющиеся_20_проблемы">
      <style:table-properties table:display="true" style:writing-mode="lr-tb"/>
    </style:style>
    <style:style style:name="ta13" style:family="table" style:master-page-name="Решение_20_того_20_что_20_оно_20_решает">
      <style:table-properties table:display="true" style:writing-mode="lr-tb"/>
    </style:style>
    <style:style style:name="ta14" style:family="table" style:master-page-name="Какой_20_перманентный_20_вред_20_оно_20_решает">
      <style:table-properties table:display="true" style:writing-mode="lr-tb"/>
    </style:style>
    <style:style style:name="ta15" style:family="table" style:master-page-name="Его_20_методы_20_решения_20_перманентного_20_вреда">
      <style:table-properties table:display="true" style:writing-mode="lr-tb"/>
    </style:style>
    <style:style style:name="ta16" style:family="table" style:master-page-name="Чьи_20_ещё_20_повторяющиеся_20_проблемы_20_оно_20_решает">
      <style:table-properties table:display="true" style:writing-mode="lr-tb"/>
    </style:style>
    <style:style style:name="ta17" style:family="table" style:master-page-name="Решать_20_какие_20_повторения_20_ему_20_просто">
      <style:table-properties table:display="true" style:writing-mode="lr-tb"/>
    </style:style>
    <style:style style:name="ta18" style:family="table" style:master-page-name="Как_20_это_20_повторение_20_делает_20_меня_20_лучше">
      <style:table-properties table:display="true" style:writing-mode="lr-tb"/>
    </style:style>
    <style:style style:name="ta19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20" style:family="table" style:master-page-name="Благодарности">
      <style:table-properties table:display="true" style:writing-mode="lr-tb"/>
    </style:style>
    <style:style style:name="ta21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Аннаунс_20_Начала_20_Ресёрча">
      <style:table-properties table:display="true" style:writing-mode="lr-tb"/>
    </style:style>
    <style:style style:name="ta34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3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62a73b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8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3" style:family="table-cell" style:parent-style-name="Default">
      <style:text-properties fo:color="#000000" fo:font-weight="bold" style:font-weight-asian="bold" style:font-weight-complex="bold"/>
    </style:style>
    <style:style style:name="ce7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fo:background-color="#ffffff"/>
      <style:text-properties fo:color="#000000"/>
    </style:style>
    <style:style style:name="ce54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89c765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ffffff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ef413d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8" style:family="table-cell" style:parent-style-name="Default">
      <style:table-cell-properties fo:background-color="#f3715a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f3715a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fo:background-color="#f3715a"/>
    </style:style>
    <style:style style:name="ce42" style:family="table-cell" style:parent-style-name="Default">
      <style:table-cell-properties fo:background-color="#f3715a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fo:background-color="#ce181e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ackground-color="#fff200"/>
      <style:text-properties fo:color="#ce181e" fo:font-weight="bold" style:font-weight-asian="bold" style:font-weight-complex="bold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fo:background-color="#ef413d"/>
      <style:text-properties fo:font-weight="bold" style:font-weight-asian="bold" style:font-weight-complex="bold"/>
    </style:style>
    <style:style style:name="ce67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5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f413d"/>
    </style:style>
    <style:style style:name="ce105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55" style:family="table-cell" style:parent-style-name="Gnumeric-default">
      <style:table-cell-properties fo:background-color="#ffffff"/>
    </style:style>
    <style:style style:name="ce36" style:family="table-cell" style:parent-style-name="Default">
      <style:table-cell-properties fo:background-color="#72bf44"/>
    </style:style>
    <style:style style:name="ce9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82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86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ackground-color="#fff200"/>
    </style:style>
    <style:style style:name="ce10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0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normal" style:font-weight-complex="normal"/>
    </style:style>
    <style:style style:name="ce102" style:family="table-cell" style:parent-style-name="Default">
      <style:table-cell-properties fo:background-color="#72bf44"/>
      <style:text-properties fo:color="#000000" fo:font-weight="bold" style:font-weight-asian="bold" style:font-weight-complex="bold"/>
    </style:style>
    <style:style style:name="ce103" style:family="table-cell" style:parent-style-name="Default">
      <style:text-properties fo:color="#000000"/>
    </style:style>
    <style:style style:name="ce104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T1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3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normal"/>
    </style:style>
    <style:style style:name="T4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bold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Sans" fo:color="#000000" style:font-weight-asian="bold" style:font-weight-complex="bold"/>
    </style:style>
    <style:style style:name="T7" style:family="text">
      <style:text-properties fo:font-size="10pt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font-name="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0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Sans"/>
    </style:style>
    <style:style style:name="T1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Sans"/>
    </style:style>
    <style:style style:name="T13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fo:color="#000000"/>
    </style:style>
    <style:style style:name="T15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color="#000000" style:font-weight-asian="bold" style:font-weight-complex="bold"/>
    </style:style>
    <style:style style:name="T16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style:font-weight-asian="bold" style:font-weight-complex="bold"/>
    </style:style>
    <style:style style:name="T17" style:family="text">
      <style:text-properties style:language-asian="zh" style:country-asian="C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font-weight="normal" style:font-weight-asian="normal" style:font-weight-complex="normal"/>
    </style:style>
    <style:style style:name="T18" style:family="text">
      <style:text-properties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1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22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63"/>
        <table:table-column table:style-name="co2" table:number-columns-repeated="1023" table:default-cell-style-name="ce63"/>
        <table:table-row table:style-name="ro1">
          <table:table-cell table:style-name="ce33" office:value-type="string" calcext:value-type="string">
            <text:p>Психологическая проблема из-за которой ты бросаешь хорошие планы лишь бы не жить с них по их завершении.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55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е кто мне подражает а потом показывает свои результаты мне и просит меня их за это похвалить (или аппрувнуть хотя бы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нструмен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ого я БЫ трахнул (кого хочу трахнут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потребности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власть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важност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мест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гармони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контроль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перемещение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борьба со страхом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тепло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ласк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перспектив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лёгкость (right tool for the job, экономия энергии, отсутствие вреда себе напряжением)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span text:style-name="T1">равновесие (первым, я ради этого нашёл а потом бросил всех Оль и т.п., справедливость, </text:span><text:span text:style-name="T2">равенства. Равных возможностей. Равных достижений. Примерно равных даваний и браний, </text:span><text:span text:style-name="T3">Выполнение долгов и обещаний. </text:span><text:span text:style-name="T4">.) вывод стал в том, что жажда справедливости и равновесие - следствие того что человек себе вредил тем, что перенапрягался... и он не хочет больше так жить и хочет заживить свои раны.</text:span>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секс (особое внимание любовному приемуществу круга секса – отсутствие вреда себе и партнёру, женитьба, здоровье, брать на себя ответственность за последствия секса и т.п.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еда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в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желания (не только мои но и других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сом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эйфор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ё на что мне нужна страховка.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паттерны (напр. Паттерны поведения, паттерны рынка и прочие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 (мира, под сомнением – возможно решаются вопросником повтор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позерство (твоё и возможно других если хватит времени) – т.е. подражание “я такой-то и такой-то человек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портит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урреты и необходимости их создавать или стави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обходимости прятать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я БЫ сдела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ситуации когда я хочу к кому-то “под крыло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л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р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о меня долета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бы “никогда не взял сам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от я бы сделал только если мир завтра прекратит своё существовани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стыковки которые я боюсь решать (и брать на себя) – например тёлка типа той Оли Ревок, которая красивая, но все компоненты её жизни вместе меня тревожа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в которых я мечтаю быть пассивчи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где я хочу дать слишком много (мол диалог в голове “та то слишком много” и мысль “ничо, всунь, будь что будет”)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ещи которые я не могу в себе изменит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моя жизн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е кто знает о моём существовании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природа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люди у которых фетиш на таких как я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люди у которых на меня фети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^n x всех инфраструктур в мире (их движения в сторону в которую направляет вопросник)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то за что меня хвалят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емирные вещи которые рвутся в руки после майндмапов (нарываются мол “ты ничо не сделаешь”). Их надо пропускать через вопросни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ждый дроч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тискивание себя в чужие майндмапы.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форма чувства вины в виде полировки мусора и говн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говор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шения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то что болит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анатомия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психология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тулзы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эволюц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еньг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<text:span text:style-name="T5">Вред себе (тому чем являюсь я). </text:span><text:span text:style-name="T6">чей угодно. (будь то мой или чей либо)</text:span>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ё что я считаю хорошим (конкретные банки, ножи и т.д.)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новые тулзы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хай тех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передовые тулзы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ё о чём у меня просят разрешени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абы которые сосут с меня энергию (о которых “на фоне” думаю и т.д.). та и вообще. Люди. И ситуации.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социальные групп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которые мне кажется никогда не сломаются.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двери которые я хочу открыть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Вещи которые в себе обьединяют каналы связи, превращение и руки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Любые деструктивные использования чего либо (когда использовал и оно исчезло, разрушилось)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любые траты энергии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тайные проходы, потайные двери, рычаги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то куда меня тян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реды мне (нанесённые ранее или те которые наносят сейчас или нанесут в будущем) - “будущие” - например те которые я вижу с помощью майндмапов несутся на меня как поезд. Как когда я видел что россия нападёт на украину потому что граница языков не совпадает с географической границей. т.е. это ответ что делать с майндмапами.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вычисление алгоритмов инфраструктур (из моих писем). И потребности пропустишь. (пункт, решить когда будет время, я этим методом получал то что нужно гештальту – Киев и т.п. - до того как узнал о вопроснике и колдовстве.)</text:p>
          </table:table-cell>
          <table:table-cell table:style-name="ce26" table:number-columns-repeated="21"/>
          <table:table-cell table:number-columns-repeated="1002"/>
        </table:table-row>
        <table:table-row table:style-name="ro1">
          <table:table-cell table:style-name="ce33" office:value-type="string" calcext:value-type="string">
            <text:p>сущности которые говорят “я – проблема, и что ты мне сделаешь”.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РАНЫ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БОЛЬ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ВСЁ ЧТО НАДО ЛЕЧИТЬ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8" office:value-type="string" calcext:value-type="string">
            <text:p>общие знаменатели (с человеком или с миром, т.е. Если их проблема – и твоя проблема тоже, тогда решай. Если нет – то нет.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БЕССИЛИЕ (как вариант – недоступность)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надежды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мои возможности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дискредитации 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ПРОБЛЕ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окажется в зоне видимост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требования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стандар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ло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улинги</text:p>
          </table:table-cell>
          <table:table-cell table:number-columns-repeated="1023"/>
        </table:table-row>
        <table:table-row table:style-name="ro1">
          <table:table-cell table:style-name="ce68" office:value-type="string" calcext:value-type="string">
            <text:p>обсерания меня кем-либ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ниж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ити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зо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довер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еровый транспор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лохие кни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7">Пункт: </text:span><text:span text:style-name="T8">Найди замену берушам. (может майндмапы может дом может ещё что-то)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и тарака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роч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то тебя любит и боготворит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текущие мои проек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ай те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твои инструменты. Которыми ты перебираешь пункт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есть теория что все эти пункты если решить то миру хватит и этог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щий знаменатель всех моих майндмапов (то, частью чего они все являютс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ают колдовские шма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вторения которые против твоей воли. Их надо избегать а не решать. И промайндмапь ты все их компоненты – они исчезну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курс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Проект: Менторинг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Пункт: сходить на акушерные курсы.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претензии и требования ВСЕХ коммунистов (которые считают, что я им что-то не дал или отобрал, не только тех которые имеют притензии ко мне, но и к кому угодно), то что их вызвало и то, что они хотят получить (вероятно у меня есть дыры)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те кто сделал тебе комплимен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на что человек дрочит (или я или любое другое существ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бода и не-нулёвость моих ddx relative to each other. Т.е. если мои части способны расти – они должны быть пропущены через вопросник. Для отделения их друг от друга. А то я много сил потратил на то, чтоб расти “таким как я есть” (т.е. чтоб пропорции роста относительно друг друга шли линейно). Короче “все части меня которые способны расти и развиваться” - каждую отдельн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пре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когда “трудно”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Места где лежит куча несортированных инструмент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групповушницы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Проект: преследование нужной мне личност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Проект: система образования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<text:span text:style-name="T5">Проект: </text:span><text:span text:style-name="T6">переезды на длительные расстояния (в какой-то мере они сопряжены с напряжением, нервным истощением и статичной нагрузкой).</text:span>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<text:span text:style-name="T9">то что “подождёт” </text:span><text:span text:style-name="T10">(по сути оно имеет континуус точки – висит в уме пока я над чем-то работаю, потому оно наверно даже должно быть вне очереди, потому что оно явно нужно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ара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комфор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амятники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битьё (с твоей стороны или чьей либо другой, любыми методами – будь они физические, психологические или материальные или любой другой метод нанесения вреда который надо “лечить”) в вопросни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о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гло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вижу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делать ресёрч перед покупкой. И везде где этого сделать нельзя (где говорят “бери а потом посмотришь”) - надо делать проекты чтоб это убрать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Проект: точильные инструменты (я тут стропы делаю уже двухсторонние – с пастой ГОИ + бумага). Я думаю может попробовать продавать их по 50грн. хз. Снять видео как ею точить и т.п. Клей есть. Можно клепать блин их днём и ночью. Из того же акрила.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Ё ЧТО УКРАЛ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тест драйвы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сравнения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выбор лучшег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упор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всё чего не знаешь 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причины того, почему я всё анализирую (майндмап, я теперь всё делаю майндмапами)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самостоятельное хаванье того, что я создал.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Мои недостатки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Мои недостойност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Детали деталей деталей (стул – ножки и болтики – дерево и металл) – вообще можешь вот это дробить сколько хочешь. Но упирается всё всегда в майндмап.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Проект: детали деталей.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Проект: то что я хочу но не имею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<text:span text:style-name="T11">Проект: </text:span><text:span text:style-name="T12">Досье (на других людей или на меня)</text:span></text:p>
          </table:table-cell>
          <table:table-cell table:number-columns-repeated="1023"/>
        </table:table-row>
        <table:table-row table:style-name="ro1">
          <table:table-cell table:style-name="ce65" office:value-type="string" calcext:value-type="string">
            <text:p><text:span text:style-name="T1">Проект: </text:span>твёрдость там где надо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Проект: способность выбирать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Проект: Заблудшие овцы (люди которые бесцельно идут не знают куда, идут по инерции, идут ошибочно и т.п.)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видео о моём подходе как делать ментальные карты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видео о финансовой схеме Виноградов Груп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видео о моих выводах по здоровью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Упрёки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Просьбы</text:p>
          </table:table-cell>
          <table:table-cell table:number-columns-repeated="1023"/>
        </table:table-row>
        <table:table-row table:style-name="ro1">
          <table:table-cell table:style-name="ce71" office:value-type="string" calcext:value-type="string">
            <text:p>Проект: оказывается развитость в разных сферах более полезна (и гениальна) чем "10 000 часов" которые просто натаскивают автоматизмы но не учат способности выбирать нужный инструмент под нужную задачу. Я наконец понял баб которые говорят что я лучшее в мире существо. Потому что так и есть. Потому что я развиваюсь во всех направлениях. Хоть меня всю жизнь и задалбывают “кем ты работаешь” и “кем ты хочешь стать” мол “во что ты вложил или хочешь вложить 10 000 часов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Драки.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Говорения мне КАК что-то делать</text:p>
          </table:table-cell>
          <table:table-cell table:number-columns-repeated="1023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скажи себе что ты молодец" table:style-name="ta2">
        <office:forms form:automatic-focus="false" form:apply-design-mode="false"/>
        <table:table-column table:style-name="co2" table:number-columns-repeated="1024" table:default-cell-style-name="ce63"/>
        <table:table-row table:style-name="ro1">
          <table:table-cell table:style-name="ce83" office:value-type="string" calcext:value-type="string">
            <text:p>скажи себе что ты молодец что ты за это взялся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астью какого круга оно является" table:style-name="ta2">
        <office:forms form:automatic-focus="false" form:apply-design-mode="false"/>
        <table:table-column table:style-name="co2" table:number-columns-repeated="1024" table:default-cell-style-name="ce63"/>
        <table:table-row table:style-name="ro1">
          <table:table-cell table:style-name="ce79" office:value-type="string" calcext:value-type="string">
            <text:p>Частью какого круга (от какого начала до какого конца) оно является. И на какой оно позиции. Так на вскидку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чтоб не иметь то что украдут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есть подозрение что я уже это решил. Но гляну.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я вижу по этому поводу в своей фазе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63"/>
        <table:table-column table:style-name="co2" table:number-columns-repeated="1023" table:default-cell-style-name="ce63"/>
        <table:table-row table:style-name="ro2">
          <table:table-cell table:style-name="ce97" office:value-type="string" calcext:value-type="string">
            <text:p>ЧТО я вижу по этому поводу в своей фаз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Эм……………. Я не смотре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 знаю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1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63"/>
        <table:table-column table:style-name="co2" table:number-columns-repeated="1023" table:default-cell-style-name="ce63"/>
        <table:table-row table:style-name="ro2">
          <table:table-cell table:style-name="ce97" office:value-type="string" calcext:value-type="string">
            <text:p>Что я колдую?</text:p>
          </table:table-cell>
          <table:table-cell table:style-name="ce76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Что затрагивает эту задачу?</text:p>
          </table:table-cell>
          <table:table-cell table:style-name="ce76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Моя гипотеза, почему этот вопрос важен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 имет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б не ела совесть что я плохой человек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ол боссы все плохие и жадны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. угу.. говорит чувак который целыми днями просит у всех в чате бесплатных советов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ты хаваешь его мнение будто это аксиом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если это не аксиома почему оно ест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 это мы тут и разберём. Видишь. Таракан есть. Тонкий. Но ес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амозащиту колдуешь. Но тут чуть другой оттено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хочу аллу анатольевн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был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ернятно мы не всё рассмотрели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2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ты можешь сейчас сделать чтоб сделать себе хорошо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дрочить…………. Пожааааааааааааааааааааааааааааааалуйст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. Реши всемирную проблему или запусти проект тогда будем дёргать пипирк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годи ты что тянешь резину чтоб было на что дрочит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корее да чем не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к. принято. Идём дальше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5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47" office:value-type="string" calcext:value-type="string">
            <text:p>Примеры сегодняшних коэффициентов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х3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 2014м был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х7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на 2020й год (долго не программировал)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е считаю их своим продолжение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ипа а чо. Я создал но я за них не отвеча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ичо мол не знаю. Они мои дети а не мои родственник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.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транный вывод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отказ от ответственности за любые недосмотры в них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их ведь нету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ведь работаешь в антикваре и ничего не всплыло за год использовани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 не знаю. Всплыло что я продаю по 20 гривен всякую херню. Всплыл карантин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е знаю. Всплыл. Но не так чтоб прям аж ва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вай так. Ты устал. Я вижу. Ты хочешь смотреть фильм. Хочешь конфету. Хочешь допамин короч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 чего тебе нехватает в жизни. Допамин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тебя заводит что когда ты имеешь супер возможности но их не используешь – тебя ебут и ты получаешь допамин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хочешь учиться. Но ты не хочешь терять ширк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браво. Я рад что ты замети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.. допаминовый нарколыга. ок. Принимаю отв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ебя радует раж. Потому что ты сидишь либо в вакууме либо в условиях где тебя будут ебать пока ты не перестанешь это чувствов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это шкала. Нормальное распределение. 0 (отсутствие) – рост – привыкание – падение – 0 (потеря чувствительности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твой раж экстрим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ты хочешь hockey sticks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ичего что у тебя из-за этого здоровье подорвано по четырём параметрам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это проблема. Ты наркоман. Более того. Неизлечимый. Более того. Ты забываешь. Что дрочить до изнеможжения плохо кончитс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еня аж понесло блядь искать доз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это то кто ты есть. Экстримал сидящий в клетк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что загнал себя экстримом в такие дебри из которых живым не выбирают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выбрался с повреждениям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естно. Тебе в пору быть байкером. Стант райдером. Или скалолазом на худой конец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 брат. В том-то и прикол что там любые эмоции – смерть .это лишь загоняние ещё глубже моих допаминовых нужд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как по мне – континуус удовлетворение. И flattening the curve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же подкаблучник ты только потому что тебе нравится неизвестнос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ерьёзно. Ты из тех кого можно день и ночь на американских горках катать. И тебе не надоес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 дальше. Подчеркни жирным и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ы допаминовый наркоман который тащится от пика (несмотря на то что за ним идёт привыкание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и что есть мнение, что flattening the curve до continuus состояния это лучше чем то что есть у меня сейчас (попытка ширнуть в себя как можно больше пиковую дозу – достичь самого экстримального приятного шока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ипа я тебе напомню лучший период в твоей жизни это путь майндмапера. И одна из её сторон в том что ты под давлением 24/7 а не 5 минут в год как с твоими конференциями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471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ебя пугает континуус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что континуус допамин это континуус стресс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континуус стресс это континуус вред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континуус вред это группа риска по куче другог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лёгкость чувак. Она тебе чужда. Ты любил всю жизнь челлендж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очень серьёзное изменение. Вырости скалолазом а стать вертолётчико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…………………………………… потому что я не мог скалолазать достаточно быстро чтоб испытать оргаз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 не сможешь. Потому что никого не вставляет лазить на одну и ту же гору (или ТИП горы) 500 раз . Тем более такого умного как т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ерьёзно. Тебе надо новые типы вершин. При том что все типы вершин можно втулить в майндмап минут за 10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помнишь что такое туриз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ерез год-два езды по всем городам страны все новые города стают одинаковым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айндмапы чува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ни не совместимы с покорениями. Они совместимы с континуусам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прийдётся тебе привыкнуть что the biggest thrill is to watch a project that you created work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меть чёрным и иди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4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98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ну да. Я бросал. Я переключался точней. т.е. проекты для меня стали как……. Опоры. т.е. я прыгаю с одной горы на другую, иногда соскальзываю, падаю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ты прав. Я допаминовый псих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spider monkey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горный козёл прыгающий с одной скалы на другую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наверно для меня thrill’om стало незнание зацеплюсь я за скалу или нет. А может стало само падение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действительно. Может я к этому привык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может единственное что меня вставляет это прыгнуть со скалы в мгновение свободы (незнания, будет на той стороне скала или нет, и далеко ли мне падать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видеть пропасть внизу и знать что я к ней попаду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меня всю жизнь спасают и тянут вверх вверх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а пропасть сука внизу такая красивая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33" office:value-type="string" calcext:value-type="string">
            <text:p>я реально прыгаю ради того чтоб рассмотреть реку на самом низу поляны из которой растёт скала на которую я выбрался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т.е. полный низ мне кажется привлекательным, спокойным и чистым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и лучшая награда за достижения это могила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………………………… это болезнь брат. Вот и вылезло. Ты “герой головного мозга” блин. Ты этот. Как его. Снайпер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может. Не знаю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полное отсутствие связей в мозгу тебе кажется привлекательным?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почему?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потому что оно не имеет ограничений. Оно может быть кем угодно. У него нет обязательств крутить ручку того что он создавал 3 года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33" office:value-type="string" calcext:value-type="string">
            <text:p>тут тоже не будет. Кручение ручки это незаконченные проекты. Ты видел по кликеру. Алтимейт хай енд проект ручек не имеет. Он превращается в электрорубанок. Ты жмёшь одну мета-кнопку и смотришь как он работает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я не видел никогда такого. А как же налоги и т.п.?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менеджмент налогов нанимается с дивидендов. Ты это видел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(перевёл взгляд с пропасти на солнце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меня низ больше не интересует. Спасибо. Одной этой фразы мне хватило чтоб я больше никогда не прыгал в пропасть а просто карабкался по горе. По каждой горе. До веришны.</text:p>
          </table:table-cell>
          <table:table-cell table:style-name="ce76" table:number-columns-repeated="127"/>
          <table:table-cell table:number-columns-repeated="896"/>
        </table:table-row>
        <table:table-row table:style-name="ro1" table:number-rows-repeated="89">
          <table:table-cell table:style-name="ce76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ама пыталась давно мне помочь это решить. 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ебя теперь никто не остановит. Ты увиде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кликер не помож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 помог б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отя его примера хватило чтоб ПОМОЧЬ ПОСМОТРЕТЬ ЧТО БУД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н важный компонент. И он будет сделан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оглашаюс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 и отлично. Продавай свои значки. По 30 гривен. Хер с инми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3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аписал. А предыдущее что было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всё увидел. 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1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меня пугало flattening the curve. Я никогда не думал что одну отфлетнутую курву можно использовать как опорную точку для новых свершени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еперь понимаю почему ты хотел(а) мне это показать, мама (и я сам это искал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писал. Я хотел прыгать в свободу. Я никогда не думал что станки можно включить и жить дальше в условиях в которых они работаю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е говорю что депозиты панацея. Есть ушлые бухгалтера. Есть Украина. Есть много пределов которые ты уже предвидел своим Виноградов Груп. Я просто говорю что возьми ты за опору хорошую систему и вершина стала бы шагом открывающим новые вершин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никогда не сидел за рулём Ламборгин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никогда не ебал 5 тёлок одновременно (хоть и имел возможность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вой конёк это иметь троих баб знающих друг о друге. Но ты и этого боишьс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ерьёзно. Нет ничего. Никакой причины. Считать. Что иметь в кармане 300 баксов плохо. Или 800. или 5000. или 40_000. ты посмотри как легко ты оперируешь этими цифрам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гений чувак. И 5_000_000 для тебя так же легко померять как и 500_000_000. ага? Поймал? Ощущаешь нерв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просто означает что ты никогда не оптимизировал круги имеющие такой потенциа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 теории оптимизировал я просто всегда переключался с того что вызывает дрозь на то что вызывает равенств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 как? Много уравнял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ажны только скалы бра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лезу на них только чтоб рано или позжно вообще перестать куда либо лез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. вот и докопались. Тебя не скала, высота или полёт вставляют. А перспектива просто стоять на мест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как на счёт перспективы бегать по лужайкам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м…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 хавать вишенки? С деревьев недоступных для других козлов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…………….. а это вообще я никогда не дума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.. вот чувак. Лучшая перспектива которая тебе светит это то что вишенки на более высоких скалах более тонкие и подходящие твоим потребностя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помни как было с едой. Борщи это прошлый век. Теперь ты хочешь хавать всего по кусочкам и чувствуешь себя охуен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ам то же само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зачем ебать бабу умеющую всё если ты знаешь как это “всё” взять из 5000 независимых друг от друга источников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роанализируй ты её ты бы забил с ней общаться ещё до переезда в Хмельницки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.. может ты и прав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на для меня была вишенко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уверен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не чувихой собирающей вишенки с вершин и приносящей их теб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у. да. Второе. Однозначно. Первое второстепенно. Второе главно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вишенки стоят на вершинах завершённых проектов. Я тебе пытаюсь это донести запретом на дрочк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е знаю. Мне трудно осознать что я лучшее существо на планет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зато в то что ты дерьмо тебе поверить нетрудн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…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убеждают тебя все вокруг что быть бедным плох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равно как убеждали бы китайцы. Что рис это лучшая в мире еда. И похер что у них витаминов в пище нет вообщ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.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ак а вывод какой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икакого вывод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на вершине ждут вишенки. Ради этого надо работать (карабкаться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а не ради перспективы прыгнуть ещё выше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462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тнесись к этому та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роект это карта. Ментальная карт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ем их у тебя больше тем больше возможносте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ем они шире тем больше ты види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ожешь так себя обманут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………… я помню как я хотел купить себе айфон у той дуры. И думал ладно хрен с ним 800. а она загнула 1800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)) а что ты ощущал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думал это ягода. Я думал… я думал что я прыгнул назад на прежнюю вершину. И сьем плод который ел раньше и мне станет хорошо как раньш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оказалось плоды надо есть не по принципу “какие пошли когда-то” а “какие пойдут сейчас в хирургически точной дозе”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е знаю что тебе сказать. Я боюсь мира пищевых добаво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 надо пищевых добавок. Просто ешь то что можешь получить взамен на свою работ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.. или 14% того что дают проекту взамен за его работу так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плодовитая поляна. Такой подход выращивает вишни на скалах непридатных для жизни другим людя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огласен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тут не до конца поня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ты уверен? Ты вообще … ты точно знаешь что ягодки можно вырастить на любой полян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уверен что для выращивания ягодок нужны условия. И похуй были они там до тебя или посл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е привык так думать. Ну ок. Ладно. Пока живём как жили 7 лет назад. Посмотрим. Просто я реально не уверен чо так можно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.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хочешь сказать Марину можно вырастить? Она ведь ягодка. А что бы ты сделал чтоб вырастить ещё кого-то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. снуч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 нахрена вообще те ягодки на какой-то вершине и все эти карабканья если я их мох вырастить и внизу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им подходом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ог. Но их бы украл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оооооооооооооооооооооооооооооооооооооооооооооооооооооня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.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ооооооооооонял. Чем выше скала на которую я залез тем больше у меня оружия и тем менее доступны мои ягодки для других, и тем меньше они для меня обходятся (относительно моего нормального дохода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пооооооооооооонял. да. Мне наверх. Другим со мной не по пути. Досвидания. Я полетел в космос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))))))) ид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мотри не потеряй связь с реальность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 смысл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б выращивать ягоды нужна почва. В космосе где пустота на 5000000000км от тебя в любую сторону не особо вырастишь что нибудь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ыращиванию нужны ресурс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ишенки тоже живы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ж их тащишь в условия. Типа как бы это сказать. Вишенки это такие же цветы почвы как и ты. Просто ты вырос на почве снизу, а вишенки – наверх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ожешь вырастить вишенку на самой отдалённой звезд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это всё равно почв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чва это ресурс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ей надо иметь ЧТО превращать в новую себ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уг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честно как по мне то лучше чтоб за тобой тащился шлейф оплодотворения. Чтоб на что ты не прыгнешь появлялись вишенки. Можешь так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ишенки способные …… эм…….. переварить ту позицию (и её радиус) в что-то полезно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ог но ты запрети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позволь мне вернуть. Скажи что был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е автоматизировал ничег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я знал ка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бил в сердце проблемы вокруг автоматизаци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 той же причине по которой бросил кликер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отя нет по другой. Кликер я бросил потому что ответ не в нё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другие вершины я бросил потому что вишенки переставали развиватся когда я не рядом, и …….. требовали…… как бы это сказать блин. Я даже не могу придумать слов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еня заставляли иметь ОДНУ ВИШЕНКУ ТОЧНО В ТОМ МЕСТЕ В КОТОРОЕ Я ПРЫГНУЛ. Радиус мне всегда запрещал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ак только был радиус сразу прибегали гопники со словами “отдай половину”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помни филологи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помни как баба-гопник тебе минет даже не сделал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цель которой была быть твоей одной единственной вишенко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отя в твоём распоряжении была целая полян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. <text:s/>у тебя были многие. Ты сам выбрал из неё лепить ту единственну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з голода. Не из похот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значит не лезь на гору голодны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ак я вечно голодный. По многим пунктам. Потому я так далеко и залез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может ты просто запретил себе есть то что под ногами? И вечно хочешь вишенок хотя мог есть траву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.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ишенка это “найрівніша з рівних”. Это отстой. Повер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они больше старают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ЧТО ХОТЯТ ЕЩЁ ВЫШ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НЕ МОГУТ. ПОТОМУ ОНИ И ВИШЕНК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они стараются. На кой мне трава которая ничего не делае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ЕБАЛ ТРАВУ 4 ГОДА. И ВОТ ОНА. ДАЛЬШЕ ТЕБЕ ШЛЁТ ФОТКИ ТАК БУДТО……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на хотела быть вишенко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НЕ БЫЛА. В ЭТОМ И СУ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НА ХОТЕЛА ТО ЧТО У НИХ ЕСТЬ. НО НЕ БЫЛА ОДНОЙ ИЗ НИХ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нял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ичего ты не понял. Ты пускаешь корни в каждом прыжке и лезешь выше. Сделал майндмап? Оставил его на флешке и полез дальш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зачем искать каждый ёбанный стих который ты можешь этой вишне отправить прежде чем прыгнешь на следующую вершин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думал майндмапы это скала. А ты говоришь майндмапы это поляна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82" office:value-type="string" calcext:value-type="string">
            <text:p>Прикладной – поляна. Фундаментальный – скала. Поисковой – просто понимание где верх где низ. (кинь в темплейты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у. да такое определение мне понятно. Я выделяю его жирным. Кину его в темплейт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ак хоче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если понятней – ради бога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403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Какой перманентный вред нанесённый мне оно решае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опамин. Описали. Довольно чётко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3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бмануть себя что когда я в полёте – я начинаю с нуля (с самого низа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оть это и не та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ачинаю как минимум с точки с которой я прыгнул в небытие. Даже если у меня есть ускорение вниз – начало всё равно было в той точке с которой я прыгнул. Я понял тебя. Тут всё. Ид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арты. Проекты. Всё нормально. Я больше не остановлюс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8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хз. вдохновение тех кто ниже. “посмотри с каких вершин он спрыгивает, наверно есть что-то ещё выше”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………………………………………. мда. Был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как вишенка на торте – трахнуть меня нижним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 целью “покажи ради чего ты прыгнул”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уг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))) ид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ходи и не возвращайся. С этого мира. Это бред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оздал вокруг себя образ загадошности лишь бы тебе давал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реальная загадошность общедоступна и всё равно дальше загадочна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ол посмотри он КАРАПКАЕТСЯ. По КАНАТАМ которые мы не види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не прыгает в небыти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………… я хотел вернуться на две вкладки назад но уже не хоч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 вернись. Сделай. И перерыв. 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6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 закрепился. Ты не запускал прикладные. Не выращивал поляны. Вместо этого ты прыгал. Хотя я хотел показать что сделай ты ресёрч прикладной……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бы превратил поляну в плоскость и полез дальш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.е. ты бы превратил точку на которой ты сейчас в аеродром идущий вширь а не вглубь. Вот роль прикладного ресёрч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превратить любую точку в фундамент для пророщения на нём понтов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ВСЁ. (в прикладной темплейт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подума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ак знаешь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4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Как это повторение делает меня лучш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опамин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рыжки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мение цепляться за любую скал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цепко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цепкость сестра таланта ага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просто память хорошую имеешь. Вот и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навыки ею пользоваться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7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просто некоторые люди пытаюстя тебя использовать как поляну чтоб на твоей голове вырасти и жить как вишн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анька была тако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и многие был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…… я верил что бюрократия мне не даст вырасти из этог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где прикладное уже создано. Абстрактно.. а твоя роль быть на ней хумусом. Удобрением бляд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помню этот мир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ипа ты червь разьедающий дерьмо под слоем травы чтоб траве удобней раслос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ы никт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ак и живи. Как никт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а мы тебе за это будем платить достаточно чтоб тебе хватило сил дальше жрать землю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вот от чего я прыгнул. Я видел что как только дело доходит до поляны – я становлюсь пушечным мясо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не думал что есть такая хрень как системная аналитика, которая помогла бы мне запускать такие фундаменты как Мидас, одним прикосновение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. давай перерыв. Ты понял проблем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ебе есть что сказать про то что ты черв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запиши его чёрным. И вернись то отметь косым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осое чёрное скопируешь. А чёрное оставишь как есть. И отдохни 20 мину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понимаешь да? Если ты получил возможность есть вишенки, значит поляна на которой ты есть уже слишком низкая для теб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ебе надо на ту, на которой эти вишенки – дет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82" office:value-type="string" calcext:value-type="string">
            <text:p>смотреть куда они (эти вишенки) стремятся и пропускать это через ресёрч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быстрее запрыгнеш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КЕЙ! (прыгнул сразу на 50 метров вверх как на супер пружине)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04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БЛАГОДАРНО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* примеры благодарност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его (предмет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его существовани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что он(о) даё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ех кто мне что либо даёт когда оно у меня е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что мне приходит когда оно у меня е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ех ради кого оно создаётся поддерживается и защищает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ради чего оно создаётся поддерживается и защищает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* возможно ещё некоторые виды из вопросника самоанализ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*!* а теперь то же самое но с противоположностью этого пункта. (уже под сомнением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+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9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9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боягуз который боится что нового впереди ничего не буде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бедность хоть стабильна в своей необычност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есть много форм бедности. Мого помоек в которых можно жи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богатство всегда расписано по полочка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ом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работ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емь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баб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любовниц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остю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ё что должны делать “богачи” уже расписан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знаю звучит туп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я в это вер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 богатство это обязательств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не трудно на веру принять альтернативу того во что я верил 23 го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что произошло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 было в 13 ле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юзать всех подряд мне не интересно. У них ограниченный кругозор. Они взаимозаменяемы. А значит бесплатн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не неинтересно общаться с взаимозаменяемыми людьм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очу вишено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 хочу дур из общежитий которые плюются в лиц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………………… ты не вернёшься сюда никогд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чему ты говоришь дур из общежитий но тут же убеждаешь меня что жить в помойках правильно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моу что у некоторых этих дур была голова на плечах, перспективы и первые сиськи которые я помаца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хоспади. Ты что сисек не видел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. 2 года ка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…………………………………………………………… а ты их хоть искал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е уме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бриша хотела тебе дать за айфон. Ты что не мог приехать сказать “покажи сиськи – дам 20 тысяч” и уехат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)) я так не поступа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хорошо что ты так не поступаешь но я говорю что некоторые люди для тебя как открытые ворота. Учись этим пользоватьс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рку Моспан пустил беременеть от урода в Хмельницком. Лишь бы не от тебя. Лишь бы не пустить корни. Может хватит уж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67" office:value-type="string" calcext:value-type="string">
            <text:p>я серьёзно говорю. Прелесть не в полянах. И тем более не в полянах которые “не твои” (которые не помнят что ТЫ ИХ ДЕЛАЛ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67" office:value-type="string" calcext:value-type="string">
            <text:p>прелесть в том что ты даже когда от них отпрыгнешь – они будут расцветать и помнить о тебе. И махать тебе ручко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в прикладном должен быть запущен культ мен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67" office:value-type="string" calcext:value-type="string">
            <text:p>нет. Из него просто надо убрать твоё уничтожение. Ты уже это делал сотню раз . Кругам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ладн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 ладно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хочу доделать. Разумная мысль. Я пошел дальш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не конец. Конец будет когда я скажу “всё”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 ещё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84" office:value-type="string" calcext:value-type="string">
            <text:p>то что раз они ХОРОШИЕ значит ты УЖЕ СДЕЛАЛ ВСЁ ЧТО НАДО БЫЛО СДЕЛ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84" office:value-type="string" calcext:value-type="string">
            <text:p>либо что может твоя лимбическая система считает хорошим не то что над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84" office:value-type="string" calcext:value-type="string">
            <text:p>крути ручку хороших проектов (которые ты действительно считаешь хорошими) и всё у тебя будет хорош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84" office:value-type="string" calcext:value-type="string">
            <text:p>ты привыкнешь. Как привык к депозитам. Месяц хорошего проекта и ты втянешьс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84" office:value-type="string" calcext:value-type="string">
            <text:p>равно как привыкнешь к глубоким минетам хорошей тёлк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 теперь всё. Вошло. Я вижу. Иди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456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">
        <office:forms form:automatic-focus="false" form:apply-design-mode="false"/>
        <table:table-column table:style-name="co2" table:number-columns-repeated="1024" table:default-cell-style-name="ce63"/>
        <table:table-row table:style-name="ro1">
          <table:table-cell table:style-name="ce79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ешил. Уже. Обсудил со всех сторон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Увидеть, что оно, и каждая его часть - это 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“я – движение” было отсюд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84" office:value-type="string" calcext:value-type="string">
            <text:p>ты не затормозишь. Ты просто перестанешь спрыгивать как только появится смысл продолжать дальш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0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Увидеть, что оно и каждая его часть видит во мн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…….. как только оно хотело остаться ты гнал его в хвост и в гриву и включал панические атак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прыгал в панике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ак кот испугавшийся носка. Отпрыгиваешь от самой идеи что у тебя что-то получилос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было. Миллион раз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твет всегда один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67" office:value-type="string" calcext:value-type="string">
            <text:p>даже если отпрыгиваешь – не отбивай у них охоту махать тебе ручкой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7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">
        <office:forms form:automatic-focus="false" form:apply-design-mode="false"/>
        <table:table-column table:style-name="co2" table:number-columns-repeated="1024" table:default-cell-style-name="ce63"/>
        <table:table-row table:style-name="ro1">
          <table:table-cell table:style-name="ce79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9" office:value-type="string" calcext:value-type="string">
            <text:p>я вспомнил как мне приходилось прыгать только потому что мать приводила в дом уродов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приводила каких-то мастеров которые чинят что-то с пятого раза и за каждый раз берут деньг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которые наёбывают и я это вижу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прыжки часто были…… где-то между поиском справедливости и поиском хорошего будущего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они были мне заменой поискового ресёрча в других направлениях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пройдёт много лет прежде чем я привыкну к новому порядку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но начну привыкать я уже сегодня. Сейчас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это будет ещё долго из меня выходить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мысль что если я начинаю новый проект это не значит что надо бросать незаконченным предыдущий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я пока не знаю как заканчивать оба. Но я пытаюсь. Не суди строго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прошу тебя. 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меня жизнь научила. Прыгай либо кислота разьест ног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потому зайцы и прыгают. Чтоб сбежать БЫСТРО из ситуации в которой они обречены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я заяц. А не волк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еревари это всё. Выдели жирным и на этом всё. Новых выводов не будет.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">
        <office:forms form:automatic-focus="false" form:apply-design-mode="false"/>
        <table:table-column table:style-name="co21" table:default-cell-style-name="ce63"/>
        <table:table-column table:style-name="co2" table:number-columns-repeated="1023" table:default-cell-style-name="ce63"/>
        <table:table-row table:style-name="ro1">
          <table:table-cell table:style-name="ce83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1">
          <table:table-cell table:style-name="ce79"/>
          <table:table-cell table:number-columns-repeated="1023"/>
        </table:table-row>
        <table:table-row table:style-name="ro1">
          <table:table-cell office:value-type="string" calcext:value-type="string">
            <text:p>я просто хотел построить поляну на которую никто не будет зева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ы не говорил мне что единственный мой выход это эту поляну…. Защищать. Потому что защита это в какой-то мере вред себ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бывают средства защиты с которыми я не согласен (например шантаж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к только в моём мире появлялись подводные игры в догонялки – я отпрыгив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тпрыгивал от всех кто пытался от меня что-то откусить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я тебя понима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о теперь у тебя Виноградов Груп. Ты просто уедешь туда где нет этих проблем и будешь жить спокойн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угу нет. Куда. В Швейцарию? Они там просто легализирован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0% налога. Шутка л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рат. Будешь сдавать нулевые декларации и реинвестировать. Платят налоги с дохода. А не с оборот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ДВ у тебя нету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есть чувак. Патреон требует ПДВ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……………………………………………….. потому мы и не тратим свои СИЛЫ на это. Мы просто решили постить то что у нас и так ест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% от СИЛ это неприятно. Мол я пахал а вы скосили 20%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вот 20% от аренды того что просто лежало без дела……. И что не убывает….. я думаю это ничем не лучше и не хуже простой аренды ячейки в информационном поле государств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 головах жителей той страны в которой ты платишь налог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РОЦЕНТЫ. ЧУВАК. АРЕНДА СТАБИЛЬН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ост проектов занимает больше голов. Им так проще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я не знаю притянуто за палец. Я смотрю на это как на наказание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аказание это жить в стране в которой поощряется быть быдло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……………………………………………………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 стране в которой некого ебать кроме тупорылых овец типа Оли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у меня была Таня и т.п. я им не интересен. И никогда не был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…………………………………………………………………………………. наконец-то ты это понял. Вишень никто не интересует кроме их сами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вышенное эго. И вбитые в голову мысли что они “достойны той скалы которую они видят на горизонте” (картина типа я вишня, расту на поляне одной скалы, смотрю на верх а там на высоте километра в воздухе висит вторая скала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о куда стремятся вишни – в вопросник. Ты записал. Это всё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сделать чтоб оно увидело во мне и всех моих частях себя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т ресёрч это лучшее что ты сделал в жизни чтоб разобраться с этой безмолвной аксиомой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3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уда куда стремятся вишни – в вопросник. 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2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единственное что тебя мотивировало решать всемирные проблем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лёт над пропость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ы теперь увидели что лучше тебе дать самолёт и не ебать мозг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понял как жи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ы тебе не будем мешать и будем всю жизнь содействова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:) спасиб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то передумае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 смысл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 пугай ег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ё хорошо. Ид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ас там много я виж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чень. Мы люди с самолётами. Посмотри в аэропорт. Нас дохрен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?)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образ. Соотношение одинаков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меняешь слои общества как перчатки. Но прыгая вниз ты обманываешь себя что ты туда вернулс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 Тут всё. Графики и генералов помнишь. Тут всё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09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3">
          <table:table-cell table:style-name="ce97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76" table:number-columns-repeated="255"/>
          <table:table-cell table:number-columns-repeated="768"/>
        </table:table-row>
        <table:table-row table:style-name="ro4">
          <table:table-cell table:style-name="ce47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“он может” → всё, прыгай, а то начнут дои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……………….. Виноградов Груп это решил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тлично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8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63"/>
        <table:table-column table:style-name="co2" table:number-columns-repeated="1023" table:default-cell-style-name="ce63"/>
        <table:table-row table:style-name="ro5">
          <table:table-cell table:style-name="ce99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тобрать полян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же не наколдуют не боис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просто запускал проекты до того как сделаешь круг и сделаешь редандан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с этим не поспоришь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(моя гипотеза что этот вопрос важен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62" office:value-type="string" calcext:value-type="string">
            <text:p>“решаем всемирную проблему”. В прикладной вопрос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2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ЭТА ПРОБЛЕМА решае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опамин. Обсудили со всех сторон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3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8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огда когда первое существо в истории попыталось себе навредить чтоб его не побил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стречный вопрос. А с чего ты собираешься жит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 с подачек тех кто позарился на поляну которая расцвела со мно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.. и как, много даю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2 гривн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………………………………………………… а сколько тебе надо чтоб тебе махали ручкой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……………………………. пол миллион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только сколько у них не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67" office:value-type="string" calcext:value-type="string">
            <text:p>ну вот. Видишь. Значит в условиях в которых тебе платят люди которые не будут после оплаты тебе махать ручкой – планы на счёт земли не меняй и плату за уход не бер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место этого делай круг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роще говоря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86" office:value-type="string" calcext:value-type="string">
            <text:p>в вопросник: ситуации когда мне предлагают деньги те, кто после оплаты мне не будут махать ручкой “спасибо что ты у нас был, возвращайся когда угодно”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4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9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ЭТА ПРОБЛЕМА колдуе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. всё ранее сказанно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пасибо что подбил такие итоги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2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Мотивация искать рост в направлении  вопросника" table:style-name="ta2">
        <office:forms form:automatic-focus="false" form:apply-design-mode="false"/>
        <table:table-column table:style-name="co2" table:number-columns-repeated="1024" table:default-cell-style-name="ce63"/>
        <table:table-row table:style-name="ro6">
          <table:table-cell table:style-name="ce79" office:value-type="string" calcext:value-type="string">
            <text:p>Как сделать так чтоб этот пункт мотивировал инфраструктуры находить не-отрицательный дифференциал </text:p>
            <text:p>и мотивировать другие инфраструктуры искать не-отрицательный дифференциал? </text:p>
            <text:p>(я решаю это кругом но всё таки, так навскидку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я думаю тебе надо было с ментальной карты начать. Проще бы пошло. Но хер с ним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мне сказали это гешталь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это проблема. А не гештальт. Серьёзно. Привёл бы пару примеров, нашёл бы что-то общее. Попробу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7" office:value-type="string" calcext:value-type="string">
            <text:p>попробуй этот же вопрос но картой. У меня всё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ннаунс Начала Ресёрча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8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а может даже в музей эту вещь дать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а так хоть отобью вложенные деньги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аннаунсю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щас пройдусь посмотрю что осталось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эту вкладку можно убрать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хотя нет. Пусть будет</text:p>
          </table:table-cell>
          <table:table-cell table:style-name="ce76" table:number-columns-repeated="127"/>
          <table:table-cell table:number-columns-repeated="896"/>
        </table:table-row>
        <table:table-row table:style-name="ro1" table:number-rows-repeated="116">
          <table:table-cell table:style-name="ce76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Есть ли у тебя системы в которые это можно уже просто кинуть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0" table:default-cell-style-name="ce63"/>
        <table:table-column table:style-name="co2" table:number-columns-repeated="1023" table:default-cell-style-name="ce63"/>
        <table:table-row table:style-name="ro7">
          <table:table-cell table:style-name="ce97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? </text:p>
            <text:p>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 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 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  <text:p><text:span text:style-name="T13">Или может есть ли хотя бы инструмент или метод, с которым решить это ЛЕГКО?</text:span></text:p>
            <text:p><text:span text:style-name="T13">В которой решены вопросы изоляции этого от внешней среды во время работы над ним? </text:span></text:p>
            <text:p><text:span text:style-name="T14">(именно ЛЕГКО, и за 1 раз, </text:span><text:span text:style-name="T15">н</text:span><text:span text:style-name="T16">икаких “напрягусь и сделаю”)</text:span><text:span text:style-name="T17">.</text:span></text:p>
            <text:p><text:span text:style-name="T18">Будь то декорации, или туррет, или проект. хз.</text:span>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по поводу майндмапа прос и консов – выбирай только те пути, которые решат это во всём мире. Меня било только потому что я перебирал пути которые решают это лично для меня но не для всего мира. Есть теория что если выбирать реальные пути решения во всём мире то можно решать и так. Типа не будет кидать. Но это под вопросом. Мол тезис в том что если есть решение и есть проблема значит решение проблему не решает во всём мире. Максимум во мне и в тех кто заплати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я бы разместил этот вопрос в самом начале, но тогда возникает вопрос, что может у меня и ЕСТЬ отвёртка, но я НЕ ХОЧУ вкручивать этот шуруп. Знае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ак что да. 5 часов психологии перед каждым болтиком это….. важная необходимость. Хоть и большие затраты времен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наибольшая финансовая выгода вроде как с того чтоб начинать именно с этог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 моему ты с непривычки или страха просто прыгаешь. По инерции. Ставь пока на начало. Попробуе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лючевое слово “легко и без нервов решить это”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 если есть хоть малейшее сомнение – иди мол дальш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психолгию ты и так разберёшь отдель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есть подозрение что начинание с этого может построить лестницу не к той стене (потому что причина во мне а не в том что проблема не решена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я бы начал с благодарност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следи за этим. Если будут сомнения – вернёшь обратно перед поисковы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реально мне кажется это то же самое что “трахнуть уродливую тёлку прежде чем я пойму зачем мне вообще эта тёлка надо”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. Пускай будет там где был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могу ли я превратить это в что-то что стоит в 500 раз дорож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ща гляне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 там вышл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ё что желтое и в вопросник я сразу кидаю в вопросник. Сюда копировать не буд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о что копировать не надо но просто жирное тоже не буд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стальное пойдёт сюда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496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Поисковый Ресёрч" table:style-name="ta2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number-columns-repeated="6" table:default-cell-style-name="Default"/>
        <table:table-row table:style-name="ro1">
          <table:table-cell table:style-name="ce93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20">Решение 9 (напр. Решение болезни или проблемы – таблетки решающие строку короче). </text:span><text:span text:style-name="T21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8">
          <table:table-cell table:style-name="ce73" office:value-type="string" calcext:value-type="string">
            <text:p>если начал проект и дошёл до рычагов то проанализируй их основательно и сразу. </text:p>
            <text:p>А то ты привык. </text:p>
            <text:p>сделать 1-2 рычага и бросить вторую половину на пару недель “потому что это надолго”. </text:p>
            <text:p>а потом тебя надо колдовством и недаванием баб толкать чтоб ты его закончил.</text:p>
          </table:table-cell>
          <table:table-cell table:number-columns-repeated="12"/>
        </table:table-row>
        <table:table-row table:style-name="ro1">
          <table:table-cell table:style-name="ce73"/>
          <table:table-cell table:number-columns-repeated="12"/>
        </table:table-row>
        <table:table-row table:style-name="ro1">
          <table:table-cell table:style-name="ce33" office:value-type="string" calcext:value-type="string">
            <text:p>статистический ресёрч желательно надо делать так как ты делал анатомию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озможность рассмотреть все пункты одним махом, сделав такой вот статистический ресёрч который я сделал по причинам болезней (т.е. каждый пункт и каждая строчка связи будет просто указываться мол “зависит от этого” и мне будет похуй на индивидуальные пункты. Я буду сразу брать быка за рога и делать фундаментальные ресёрчи тех вещей которые решат всё. И делать их круг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установил связь мол “вызывается тем, вызывается этим” и увидел сразу какие 2-3 рычага решат всё. И в итоге не надо учить 100500 разных приемуществ. 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ыводы на этом уровне (поисковом) применять на практике (и распространяться о них) есть смысл только временно, в любом случае после этих выводов последует фундаментальный ресёрч и круг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кстати моя идея все пункты прогнать через один статистический ресёрч – это…….. вполне совместимо с моей идеей иметь “подпункты внутри пункта” (просто сделать функцию где можно драг-н-дроп-ать, какие вещи в рамках какого проекта решать. Мол кинул всё в один проект (создал проект “мои все пункты” - а дальше всё решается как пункт (где все эти подпункты это статистические факты, на основании которых я узнаю, что мне надо знать и решать)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а ты начнёшь по закону парето с того что важно. Из-за своей этой статистик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Пока что нету иерархии того что является проблемами, что причинами, что следствиями и т.п. а этот метод это решает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Это позволяет выживать в условиях неопределённых вероятностей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 условиях, в которых нельзя даже составить гемблинг-формулу чтоб понять, какие проблемы как на что повлияют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Если я вижу рычаги которые влияют на всё, то всё остальное можно не изучать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Мол если есть проблема – значит где-то есть кто-то кто в этом виноват путём создания чего-то по незнанию или нарошно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твой статистический ресёрч это вскрывает. А больше ничего от него и не нужно.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системы решающие это → подсистемы этих систем → процессы этих подсистем → проблемы с каждым видом этих процессов → причины этих проблем (причины каждой проблемы)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потом таблица “причины проблем системы” в которой 1я колонка – название причины проблемы, а 2я – сколько раз оно встречалось – а 3я – комментарий.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сортировать по рангу (этот ранг может даже быть учтён методом учитывания связей – мол причина проблемы с рангом 5 получает ранг +5 – а не просто +1 – короче тот же скрипт рангов который щас идёт по рекордам, он уже сделан)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свести проблемы всех систем каждой системы в одну таблицу, и отметить одним цветом “общие тенденции” (направления проблем, классы проблем, паттерны алгоритмов).</text:p>
          </table:table-cell>
          <table:table-cell table:number-columns-repeated="12"/>
        </table:table-row>
        <table:table-row table:style-name="ro1">
          <table:table-cell table:style-name="ce93" office:value-type="string" calcext:value-type="string">
            <text:p>к каждому паттерну можно расписать быстрое решение.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и ЭТИ паттерны (и возможные их решения) рассмотреть дальше по ресёрчу (сделать их фундаментальный ресёрч и т.п.)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а ты….. ты указываешь этим простым методом все причины всех проблем всех систем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и если они там светятся – ты можешь ткнуть их в это носом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решение пунктов без траты времени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а. вспомнил. Что мол этот метод – делать статистику причин – это ведь и есть цель статистического ресёрча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мол его цель – определить рычаги, которые в дальнейшем мне надо изучать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и с этим такой подход справляется лучше чем проставлять проценты что на что как влияет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(тем более что эти данные почти всегда недоступны)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тебе не надо сука вникать в дебри того какой червяк ест какую часть печен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не могу придумать ничего лучше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чем увидеть все причины всех проблем и их собрать в группы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ещё и прокомментировать каждую связь</text:p>
          </table:table-cell>
          <table:table-cell table:number-columns-repeated="12"/>
        </table:table-row>
        <table:table-row table:style-name="ro3">
          <table:table-cell table:style-name="ce101" office:value-type="string" calcext:value-type="string">
            <text:p><text:span text:style-name="T19">Твои выходы (статистические, которые ты тут найдёшь, временные затычки) имеют свойство автокоррекции.</text:span></text:p>
            <text:p><text:span text:style-name="T19">Покуда их делаешь ты вернёшься на безопасный путь.</text:span>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и собрать комментарии воедино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равно как противоречия себе (внутрисистемные конфликты, когда одна система влияет на другую) – может бред, но мелькнуло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и повторения против моей воли (наверно, а может против воли системы)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тут такое дело… т.е. я попал в ловушку “как другие решают эту проблему”. Но с другой стороны – я беру уже известные знания прежде чем лопатить новые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не выдумываю велосипедов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может и нормально будет. На крайняк можешь делать не такую иерархию а анализировать проблемы сам (хотя нахрена если у тебя есть этот метод который в миллион раз быстрее)</text:p>
          </table:table-cell>
          <table:table-cell table:number-columns-repeated="12"/>
        </table:table-row>
        <table:table-row table:style-name="ro1">
          <table:table-cell table:style-name="ce102" office:value-type="string" calcext:value-type="string">
            <text:p>Отполируешь эти инструкции статистического ресёрча по мере использования (чтоб более чётко обьяснить иерархию этих систем, процессов и т.п.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1">
          <table:table-cell table:style-name="ce103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0">вопрос кнопки “</text:span><text:span text:style-name="T21">Рассмотреть систему как подпункт”.</text:span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1">
          <table:table-cell table:style-name="ce104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1">
          <table:table-cell table:style-name="ce103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1">
          <table:table-cell table:style-name="ce103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<text:span text:style-name="T22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">
        <table:table-column table:style-name="co2" table:default-cell-style-name="Default"/>
        <table:table-row table:style-name="ro1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">
        <table:table-column table:style-name="co38" table:default-cell-style-name="ce93"/>
        <table:table-column table:style-name="co39" table:default-cell-style-name="ce93"/>
        <table:table-column table:style-name="co40" table:default-cell-style-name="ce93"/>
        <table:table-column table:style-name="co41" table:default-cell-style-name="ce93"/>
        <table:table-column table:style-name="co42" table:default-cell-style-name="ce93"/>
        <table:table-column table:style-name="co43" table:default-cell-style-name="ce93"/>
        <table:table-column table:style-name="co44" table:default-cell-style-name="ce93"/>
        <table:table-column table:style-name="co45" table:default-cell-style-name="ce93"/>
        <table:table-column table:style-name="co46" table:default-cell-style-name="ce93"/>
        <table:table-column table:style-name="co47" table:default-cell-style-name="ce93"/>
        <table:table-row table:style-name="ro1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">
        <table:table-column table:style-name="co48" table:default-cell-style-name="ce93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" table:default-cell-style-name="Default"/>
        <table:table-row table:style-name="ro6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93" office:value-type="string" calcext:value-type="string">
            <text:p>Competition is a sin (80/20, automation)</text:p>
          </table:table-cell>
          <table:table-cell table:style-name="ce93" office:value-type="string" calcext:value-type="string">
            <text:p>Biggest bang for the buck</text:p>
          </table:table-cell>
          <table:table-cell table:style-name="ce93" office:value-type="string" calcext:value-type="string">
            <text:p>% износа (текущий)</text:p>
          </table:table-cell>
          <table:table-cell table:style-name="ce93" office:value-type="string" calcext:value-type="string">
            <text:p>% отставания от блидинг еджа мира</text:p>
          </table:table-cell>
          <table:table-cell table:style-name="ce93" office:value-type="string" calcext:value-type="string">
            <text:p>Мат. Модель</text:p>
          </table:table-cell>
          <table:table-cell table:style-name="ce93" office:value-type="string" calcext:value-type="string">
            <text:p>Проектный вопросник</text:p>
          </table:table-cell>
          <table:table-cell table:style-name="ce93" office:value-type="string" calcext:value-type="string">
            <text:p>Как предотвратить поток автоматизированных дескредетаторов</text:p>
          </table:table-cell>
          <table:table-cell table:style-name="ce93" office:value-type="string" calcext:value-type="string">
            <text:p>Как обойти защиту такого уровня если б она была</text:p>
          </table:table-cell>
          <table:table-cell table:style-name="ce93" office:value-type="string" calcext:value-type="string">
            <text:p>Уход с линии удара неблагополучных условий</text:p>
          </table:table-cell>
          <table:table-cell table:style-name="ce93" office:value-type="string" calcext:value-type="string">
            <text:p>Могу ли я этот элемент круга после его автоматизации / максимизации / глобализации легально продавать как сервис или вещь (возможно даже с получением каких-то лицензий). Дело в том что есть подозрение что каждая часть системы должна быть прозрачной и легальной (чтоб out of context не казалось что это что-то серое, например я не могу легкомысленно продолжать строить систему если один из шагов – автоматизированный кликер обьявлений. Это знак что может быть тебе надо бросить систему и направление если ответ “нет”.</text:p>
          </table:table-cell>
        </table:table-row>
        <table:table-row table:style-name="ro1">
          <table:table-cell office:value-type="string" calcext:value-type="string">
            <text:p>Техн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Техническое (ТТХ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 Техн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огис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втоматиз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ммуникацион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натом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сих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Э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ле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отив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Образова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емограф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ырьевое / Ресурс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лима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Фаз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лдов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вант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Упаковоч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зайнерское</text:p>
          </table:table-cell>
          <table:table-cell table:number-columns-repeated="10"/>
        </table:table-row>
        <table:table-row table:style-name="ro1">
          <table:table-cell table:style-name="ce105" office:value-type="string" calcext:value-type="string">
            <text:p>Смиренченское (может смирение уже и не надо теперь когда я из всего извлекаю выгоду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граф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абиринт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Организацион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Стратегическ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Страхов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Тайм Менеджмент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Патент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Инфраструктур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Скорост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Интеграцион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Качествен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Экономическ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Финансов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Репутацион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Экологическ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Разреши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н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арантий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раведност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нтро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новационное</text:p>
          </table:table-cell>
          <table:table-cell table:number-columns-repeated="10"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Могу ли я купить этот круг" table:style-name="ta2">
        <table:table-column table:style-name="co2" table:default-cell-style-name="ce93"/>
        <table:table-row table:style-name="ro1">
          <table:table-cell office:value-type="string" calcext:value-type="string">
            <text:p>Могу ли я купить этот круг</text:p>
          </table:table-cell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76" office:value-type="string" calcext:value-type="string">
            <text:p>Пока что я тут ничего писать не буду потому что время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По этому не знаю. 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помни что любые лишние деньги которые приносит круг (проект) во время кручения ручки можно положить в банк на мелкие депозиты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в целях надёжности (от ситуаций когда ты не уверен сможешь ли ты крутить ручку постоянно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дивиденды с этих депозитов можешь тратить на развитие проекта, можешь нанимать людей которые крутят ручку, можешь “подарить” другому стартапу на развитие того звена от которого ты зависишь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т.е. купить. Знаешь. т.е. если заказать там резак или оборудование можешь деньгами то делай. Либо за счёт дивидендов. Это общая черта а не формула жизни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и круги гоняй по полной. И в хвост и в гриву. Они не изнашиваются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это единственное правило. Иерархия. Что тратить на проект: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вопросник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деньги проекта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деньги виноградов группы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услуги других проектов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одолжить оборудование у других проектов на время если это не повредит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деньги всех проектов которым это поможет (добровольно, если есть лишние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и только в самом конце - вскрытие депозитов проектов ради дополнительных денег, если прям ничего другого не помогло.</text:p>
          </table:table-cell>
          <table:table-cell table:style-name="ce76" table:number-columns-repeated="127"/>
          <table:table-cell table:number-columns-repeated="896"/>
        </table:table-row>
        <table:table-row table:style-name="ro1" table:number-rows-repeated="108">
          <table:table-cell table:style-name="ce76" table:number-columns-repeated="128"/>
          <table:table-cell table:number-columns-repeated="89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">
        <table:table-column table:style-name="co2" table:default-cell-style-name="Default"/>
        <table:table-row table:style-name="ro1">
          <table:table-cell table:style-name="ce93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3">
          <table:table-cell table:style-name="ce93" office:value-type="string" calcext:value-type="string">
            <text:p>Трахни какую-то тёлку. Самым грязным и нетолерантным методом. Любую. Ту которую знаешь или новую – пофиг.</text:p>
            <text:p>Включи хард рок и оттрахай её так чтоб конча изо всех дыр лилась.</text:p>
          </table:table-cell>
        </table:table-row>
        <table:table-row table:style-name="ro9">
          <table:table-cell table:style-name="ce93" office:value-type="string" calcext:value-type="string">
            <text:p>Какая понравится. Желательно такую чтоб сделала комплимент.</text:p>
            <text:p>Как вариант – выеби в рот (со спермой по подбородку) всех баб которые тебя на решение этого пункта вдохновили.</text:p>
            <text:p>Одной большой MFFFF оргией.</text:p>
            <text:p>Как более виноградов-группский подход – выеби кого-то 2 раза (как правило виноградов групп мол “всего по два”). А может найди двух тёлок. Я не понял пока.</text:p>
            <text:p>Подредактируешь по мере более частого использования этого шага.</text:p>
          </table:table-cell>
        </table:table-row>
        <table:table-row table:style-name="ro1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1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1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1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1">
          <table:table-cell office:value-type="string" calcext:value-type="string">
            <text:p>пока что я просто пишу их в “дневник успехов”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т.е. at this point ты решил всемирный пункт.</text:p>
          </table:table-cell>
        </table:table-row>
        <table:table-row table:style-name="ro1">
          <table:table-cell office:value-type="string" calcext:value-type="string">
            <text:p>и можешь отдохнуть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00:50:56.145155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5</meta:editing-cycles>
    <meta:editing-duration>PT3H5M49S</meta:editing-duration>
    <meta:generator>LibreOffice/6.0.7.3$Linux_X86_64 LibreOffice_project/00m0$Build-3</meta:generator>
    <dc:title>Групанье</dc:title>
    <meta:creation-date>2020-05-31T00:51:06.483327307</meta:creation-date>
    <dc:date>2020-05-31T03:57:02.049720483</dc:date>
    <meta:document-statistic meta:table-count="46" meta:cell-count="939" meta:object-count="0"/>
    <meta:template xlink:type="simple" xlink:actuate="onRequest" xlink:title="Групанье" xlink:href="../../../../Templates/Групанье.ots" meta:date="2020-05-31T00:50:59.296608575"/>
  </office:meta>
</office:document-meta>
</file>